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3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4pt" fo:text-shadow="1pt 1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8pt" fo:text-shadow="1pt 1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margin-left="0.318cm" fo:margin-right="0cm" fo:text-indent="0cm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0pt" fo:text-shadow="1pt 1pt" style:font-size-asian="20pt" style:font-size-complex="20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1.001cm">
          <draw:text-box>
            <text:p text:style-name="P1"><text:span text:style-name="T1">Hymn #582</text:span></text:p>
            <text:p text:style-name="P1"><text:span text:style-name="T2">“</text:span><text:span text:style-name="T2">God's Word Is Our Great Heritag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638cm" svg:height="7.011cm" svg:x="1.524cm" svg:y="0.762cm">
          <draw:text-box>
            <text:p text:style-name="P1"><text:span text:style-name="T3">1. </text:span><text:span text:style-name="T4">God’s Word is our great heritage</text:span><text:span text:style-name="T4"><text:line-break/></text:span><text:span text:style-name="T4">And shall be ours forever;</text:span><text:span text:style-name="T4"><text:line-break/></text:span><text:span text:style-name="T4">To spread its light from age to age</text:span><text:span text:style-name="T4"><text:line-break/></text:span><text:span text:style-name="T4">Shall be our chief endeavo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3.876cm" svg:height="3.846cm" svg:x="2.286cm" svg:y="0.98cm">
          <draw:text-box>
            <text:p text:style-name="P1"><text:span text:style-name="T4">Through life it guides our way,</text:span><text:span text:style-name="T4"><text:line-break/></text:span><text:span text:style-name="T4">In death it is our st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3.876cm" svg:height="9.081cm" svg:x="2.286cm" svg:y="0.98cm">
          <draw:text-box>
            <text:p text:style-name="P1"><text:span text:style-name="T4">Lord, grant, while worlds endure,</text:span><text:span text:style-name="T4"><text:line-break/></text:span><text:span text:style-name="T4">We keep its teachings pure</text:span><text:span text:style-name="T4"><text:line-break/></text:span><text:span text:style-name="T4">Throughout all generations.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8"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2:49:40.597000000</meta:creation-date>
    <dc:title>Hymn template</dc:title>
    <meta:editing-duration>PT10M28S</meta:editing-duration>
    <meta:editing-cycles>4</meta:editing-cycles>
    <meta:generator>LibreOffice/5.4.2.2$Windows_X86_64 LibreOffice_project/22b09f6418e8c2d508a9eaf86b2399209b0990f4</meta:generator>
    <meta:initial-creator>Arthur Hoch</meta:initial-creator>
    <dc:date>2017-10-25T12:23:23.269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4-10-24T22:49:40.269000000"/>
  </office:meta>
</office:document-meta>
</file>